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8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3"/>
    <style:style style:name="ce5" style:family="table-cell" style:parent-style-name="Default" style:data-style-name="N122"/>
    <style:style style:name="ce3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5"/>
        <table:table-column table:style-name="co1" table:number-columns-repeated="4" table:default-cell-style-name="Default"/>
        <table:table-row table:style-name="ro1">
          <table:table-cell table:style-name="Default" table:number-columns-repeated="2"/>
          <table:table-cell office:value-type="string" calcext:value-type="string">
            <text:p>Start Time</text:p>
          </table:table-cell>
          <table:table-cell table:style-name="ce1" office:value-type="time" office:time-value="PT11H00M42S" calcext:value-type="time">
            <text:p>11:00:42 AM</text:p>
          </table:table-cell>
          <table:table-cell office:value-type="string" calcext:value-type="string">
            <text:p>Start Date</text:p>
          </table:table-cell>
          <table:table-cell table:style-name="ce3" office:value-type="date" office:date-value="2017-07-02" calcext:value-type="date">
            <text:p>2017-07-02</text:p>
          </table:table-cell>
        </table:table-row>
        <table:table-row table:style-name="ro1">
          <table:table-cell table:style-name="Default" table:number-columns-repeated="2"/>
          <table:table-cell office:value-type="string" calcext:value-type="string">
            <text:p>End Time</text:p>
          </table:table-cell>
          <table:table-cell table:number-columns-repeated="3"/>
        </table:table-row>
        <table:table-row table:style-name="ro1">
          <table:table-cell table:number-columns-repeated="2" table:style-name="Default" office:value-type="string" calcext:value-type="string">
            <text:p>time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comments</text:p>
          </table:table-cell>
          <table:table-cell table:number-columns-repeated="2"/>
        </table:table-row>
        <table:table-row table:style-name="ro1">
          <table:table-cell office:value-type="time" office:time-value="PT11H00M42S" calcext:value-type="time">
            <text:p>11:00:42 AM</text:p>
          </table:table-cell>
          <table:table-cell table:formula="of:=[.F$1]+[.A4]" office:value-type="date" office:date-value="2017-07-02T11:00:42" calcext:value-type="date">
            <text:p>2017/07/02 11:00:42</text:p>
          </table:table-cell>
          <table:table-cell office:value-type="string" calcext:value-type="string">
            <text:p>anticlockwise</text:p>
          </table:table-cell>
          <table:table-cell table:number-columns-repeated="3"/>
        </table:table-row>
        <table:table-row table:style-name="ro1">
          <table:table-cell office:value-type="time" office:time-value="PT11H28M53S" calcext:value-type="time">
            <text:p>11:28:53 AM</text:p>
          </table:table-cell>
          <table:table-cell table:formula="of:=[.F$1]+[.A5]" office:value-type="date" office:date-value="2017-07-02T11:28:53" calcext:value-type="date">
            <text:p>2017/07/02 11:28:53</text:p>
          </table:table-cell>
          <table:table-cell office:value-type="string" calcext:value-type="string">
            <text:p>L-turn</text:p>
          </table:table-cell>
          <table:table-cell table:number-columns-repeated="3"/>
        </table:table-row>
        <table:table-row table:style-name="ro1">
          <table:table-cell office:value-type="time" office:time-value="PT11H28M56S" calcext:value-type="time">
            <text:p>11:28:56 AM</text:p>
          </table:table-cell>
          <table:table-cell table:formula="of:=[.F$1]+[.A6]" office:value-type="date" office:date-value="2017-07-02T11:28:56" calcext:value-type="date">
            <text:p>2017/07/02 11:28:56</text:p>
          </table:table-cell>
          <table:table-cell office:value-type="string" calcext:value-type="string">
            <text:p>clockwise</text:p>
          </table:table-cell>
          <table:table-cell table:number-columns-repeated="3"/>
        </table:table-row>
        <table:table-row table:style-name="ro1">
          <table:table-cell office:value-type="time" office:time-value="PT11H50M55S" calcext:value-type="time">
            <text:p>11:50:55 AM</text:p>
          </table:table-cell>
          <table:table-cell table:formula="of:=[.F$1]+[.A7]" office:value-type="date" office:date-value="2017-07-02T11:50:55" calcext:value-type="date">
            <text:p>2017/07/02 11:50:55</text:p>
          </table:table-cell>
          <table:table-cell office:value-type="string" calcext:value-type="string">
            <text:p>R-turn</text:p>
          </table:table-cell>
          <table:table-cell table:number-columns-repeated="3"/>
        </table:table-row>
        <table:table-row table:style-name="ro1">
          <table:table-cell office:value-type="time" office:time-value="PT11H50M58S" calcext:value-type="time">
            <text:p>11:50:58 AM</text:p>
          </table:table-cell>
          <table:table-cell table:formula="of:=[.F$1]+[.A8]" office:value-type="date" office:date-value="2017-07-02T11:50:58" calcext:value-type="date">
            <text:p>2017/07/02 11:50:58</text:p>
          </table:table-cell>
          <table:table-cell office:value-type="string" calcext:value-type="string">
            <text:p>anticlockwise</text:p>
          </table:table-cell>
          <table:table-cell table:number-columns-repeated="3"/>
        </table:table-row>
        <table:table-row table:style-name="ro1">
          <table:table-cell office:value-type="time" office:time-value="PT11H55M17S" calcext:value-type="time">
            <text:p>11:55:17 AM</text:p>
          </table:table-cell>
          <table:table-cell table:formula="of:=[.F$1]+[.A9]" office:value-type="date" office:date-value="2017-07-02T11:55:17" calcext:value-type="date">
            <text:p>2017/07/02 11:55:17</text:p>
          </table:table-cell>
          <table:table-cell office:value-type="string" calcext:value-type="string">
            <text:p>L-turn</text:p>
          </table:table-cell>
          <table:table-cell table:number-columns-repeated="3"/>
        </table:table-row>
        <table:table-row table:style-name="ro1">
          <table:table-cell office:value-type="time" office:time-value="PT11H55M19S" calcext:value-type="time">
            <text:p>11:55:19 AM</text:p>
          </table:table-cell>
          <table:table-cell table:formula="of:=[.F$1]+[.A10]" office:value-type="date" office:date-value="2017-07-02T11:55:19" calcext:value-type="date">
            <text:p>2017/07/02 11:55:19</text:p>
          </table:table-cell>
          <table:table-cell office:value-type="string" calcext:value-type="string">
            <text:p>clockwise</text:p>
          </table:table-cell>
          <table:table-cell table:number-columns-repeated="3"/>
        </table:table-row>
        <table:table-row table:style-name="ro1">
          <table:table-cell office:value-type="time" office:time-value="PT12H03M30S" calcext:value-type="time">
            <text:p>12:03:30 PM</text:p>
          </table:table-cell>
          <table:table-cell table:formula="of:=[.F$1]+[.A11]" office:value-type="date" office:date-value="2017-07-02T12:03:30" calcext:value-type="date">
            <text:p>2017/07/02 12:03:30</text:p>
          </table:table-cell>
          <table:table-cell office:value-type="string" calcext:value-type="string">
            <text:p>R-turn</text:p>
          </table:table-cell>
          <table:table-cell table:number-columns-repeated="3"/>
        </table:table-row>
        <table:table-row table:style-name="ro1">
          <table:table-cell office:value-type="time" office:time-value="PT12H03M32S" calcext:value-type="time">
            <text:p>12:03:32 PM</text:p>
          </table:table-cell>
          <table:table-cell table:formula="of:=[.F$1]+[.A12]" office:value-type="date" office:date-value="2017-07-02T12:03:32" calcext:value-type="date">
            <text:p>2017/07/02 12:03:32</text:p>
          </table:table-cell>
          <table:table-cell office:value-type="string" calcext:value-type="string">
            <text:p>anticlockwise</text:p>
          </table:table-cell>
          <table:table-cell table:number-columns-repeated="3"/>
        </table:table-row>
        <table:table-row table:style-name="ro1">
          <table:table-cell office:value-type="time" office:time-value="PT12H06M15S" calcext:value-type="time">
            <text:p>12:06:15 PM</text:p>
          </table:table-cell>
          <table:table-cell table:formula="of:=[.F$1]+[.A13]" office:value-type="date" office:date-value="2017-07-02T12:06:15" calcext:value-type="date">
            <text:p>2017/07/02 12:06:15</text:p>
          </table:table-cell>
          <table:table-cell office:value-type="string" calcext:value-type="string">
            <text:p>L-turn</text:p>
          </table:table-cell>
          <table:table-cell table:number-columns-repeated="3"/>
        </table:table-row>
        <table:table-row table:style-name="ro1">
          <table:table-cell office:value-type="time" office:time-value="PT12H06M17S" calcext:value-type="time">
            <text:p>12:06:17 PM</text:p>
          </table:table-cell>
          <table:table-cell table:formula="of:=[.F$1]+[.A14]" office:value-type="date" office:date-value="2017-07-02T12:06:17" calcext:value-type="date">
            <text:p>2017/07/02 12:06:17</text:p>
          </table:table-cell>
          <table:table-cell office:value-type="string" calcext:value-type="string">
            <text:p>clockwise</text:p>
          </table:table-cell>
          <table:table-cell table:number-columns-repeated="3"/>
        </table:table-row>
        <table:table-row table:style-name="ro1">
          <table:table-cell office:value-type="time" office:time-value="PT12H26M56S" calcext:value-type="time">
            <text:p>12:26:56 PM</text:p>
          </table:table-cell>
          <table:table-cell table:formula="of:=[.F$1]+[.A15]" office:value-type="date" office:date-value="2017-07-02T12:26:56" calcext:value-type="date">
            <text:p>2017/07/02 12:26:56</text:p>
          </table:table-cell>
          <table:table-cell office:value-type="string" calcext:value-type="string">
            <text:p>R-turn</text:p>
          </table:table-cell>
          <table:table-cell table:number-columns-repeated="3"/>
        </table:table-row>
        <table:table-row table:style-name="ro1">
          <table:table-cell office:value-type="time" office:time-value="PT12H26M59S" calcext:value-type="time">
            <text:p>12:26:59 PM</text:p>
          </table:table-cell>
          <table:table-cell table:formula="of:=[.F$1]+[.A16]" office:value-type="date" office:date-value="2017-07-02T12:26:59" calcext:value-type="date">
            <text:p>2017/07/02 12:26:59</text:p>
          </table:table-cell>
          <table:table-cell office:value-type="string" calcext:value-type="string">
            <text:p>anticlockwise</text:p>
          </table:table-cell>
          <table:table-cell table:number-columns-repeated="3"/>
        </table:table-row>
        <table:table-row table:style-name="ro1">
          <table:table-cell office:value-type="time" office:time-value="PT12H27M21S" calcext:value-type="time">
            <text:p>12:27:21 PM</text:p>
          </table:table-cell>
          <table:table-cell table:formula="of:=[.F$1]+[.A17]" office:value-type="date" office:date-value="2017-07-02T12:27:21" calcext:value-type="date">
            <text:p>2017/07/02 12:27:21</text:p>
          </table:table-cell>
          <table:table-cell office:value-type="string" calcext:value-type="string">
            <text:p>R-turn</text:p>
          </table:table-cell>
          <table:table-cell office:value-type="string" calcext:value-type="string">
            <text:p>Rather bizarre angle, probably not a good sample</text:p>
          </table:table-cell>
          <table:table-cell table:number-columns-repeated="2"/>
        </table:table-row>
        <table:table-row table:style-name="ro1">
          <table:table-cell office:value-type="time" office:time-value="PT12H27M24S" calcext:value-type="time">
            <text:p>12:27:24 PM</text:p>
          </table:table-cell>
          <table:table-cell table:formula="of:=[.F$1]+[.A18]" office:value-type="date" office:date-value="2017-07-02T12:27:24" calcext:value-type="date">
            <text:p>2017/07/02 12:27:24</text:p>
          </table:table-cell>
          <table:table-cell office:value-type="string" calcext:value-type="string">
            <text:p>clockwise</text:p>
          </table:table-cell>
          <table:table-cell table:number-columns-repeated="3"/>
        </table:table-row>
        <table:table-row table:style-name="ro1">
          <table:table-cell office:value-type="time" office:time-value="PT12H29M32S" calcext:value-type="time">
            <text:p>12:29:32 PM</text:p>
          </table:table-cell>
          <table:table-cell table:formula="of:=[.F$1]+[.A19]" office:value-type="date" office:date-value="2017-07-02T12:29:32" calcext:value-type="date">
            <text:p>2017/07/02 12:29:32</text:p>
          </table:table-cell>
          <table:table-cell office:value-type="string" calcext:value-type="string">
            <text:p>R-turn</text:p>
          </table:table-cell>
          <table:table-cell table:number-columns-repeated="3"/>
        </table:table-row>
        <table:table-row table:style-name="ro1">
          <table:table-cell office:value-type="time" office:time-value="PT12H29M36S" calcext:value-type="time">
            <text:p>12:29:36 PM</text:p>
          </table:table-cell>
          <table:table-cell table:formula="of:=[.F$1]+[.A20]" office:value-type="date" office:date-value="2017-07-02T12:29:36" calcext:value-type="date">
            <text:p>2017/07/02 12:29:36</text:p>
          </table:table-cell>
          <table:table-cell office:value-type="string" calcext:value-type="string">
            <text:p>anticlockwise</text:p>
          </table:table-cell>
          <table:table-cell table:number-columns-repeated="3"/>
        </table:table-row>
        <table:table-row table:style-name="ro1">
          <table:table-cell office:value-type="time" office:time-value="PT12H29M39S" calcext:value-type="time">
            <text:p>12:29:39 PM</text:p>
          </table:table-cell>
          <table:table-cell table:formula="of:=[.F$1]+[.A21]" office:value-type="date" office:date-value="2017-07-02T12:29:39" calcext:value-type="date">
            <text:p>2017/07/02 12:29:39</text:p>
          </table:table-cell>
          <table:table-cell office:value-type="string" calcext:value-type="string">
            <text:p>L-turn</text:p>
          </table:table-cell>
          <table:table-cell table:number-columns-repeated="3"/>
        </table:table-row>
        <table:table-row table:style-name="ro1">
          <table:table-cell office:value-type="time" office:time-value="PT12H29M41S" calcext:value-type="time">
            <text:p>12:29:41 PM</text:p>
          </table:table-cell>
          <table:table-cell table:formula="of:=[.F$1]+[.A22]" office:value-type="date" office:date-value="2017-07-02T12:29:41" calcext:value-type="date">
            <text:p>2017/07/02 12:29:41</text:p>
          </table:table-cell>
          <table:table-cell office:value-type="string" calcext:value-type="string">
            <text:p>clockwise</text:p>
          </table:table-cell>
          <table:table-cell table:number-columns-repeated="3"/>
        </table:table-row>
        <table:table-row table:style-name="ro1">
          <table:table-cell office:value-type="time" office:time-value="PT12H29M54S" calcext:value-type="time">
            <text:p>12:29:54 PM</text:p>
          </table:table-cell>
          <table:table-cell table:formula="of:=[.F$1]+[.A23]" office:value-type="date" office:date-value="2017-07-02T12:29:54" calcext:value-type="date">
            <text:p>2017/07/02 12:29:54</text:p>
          </table:table-cell>
          <table:table-cell office:value-type="string" calcext:value-type="string">
            <text:p>R-turn</text:p>
          </table:table-cell>
          <table:table-cell office:value-type="string" calcext:value-type="string">
            <text:p>Shark seems to lean towards the wall before turning…</text:p>
          </table:table-cell>
          <table:table-cell table:number-columns-repeated="2"/>
        </table:table-row>
        <table:table-row table:style-name="ro1">
          <table:table-cell office:value-type="time" office:time-value="PT12H29M56S" calcext:value-type="time">
            <text:p>12:29:56 PM</text:p>
          </table:table-cell>
          <table:table-cell table:formula="of:=[.F$1]+[.A24]" office:value-type="date" office:date-value="2017-07-02T12:29:56" calcext:value-type="date">
            <text:p>2017/07/02 12:29:56</text:p>
          </table:table-cell>
          <table:table-cell office:value-type="string" calcext:value-type="string">
            <text:p>anticlockwise</text:p>
          </table:table-cell>
          <table:table-cell table:number-columns-repeated="3"/>
        </table:table-row>
        <table:table-row table:style-name="ro1">
          <table:table-cell office:value-type="time" office:time-value="PT12H29M58S" calcext:value-type="time">
            <text:p>12:29:58 PM</text:p>
          </table:table-cell>
          <table:table-cell table:formula="of:=[.F$1]+[.A25]" office:value-type="date" office:date-value="2017-07-02T12:29:58" calcext:value-type="date">
            <text:p>2017/07/02 12:29:58</text:p>
          </table:table-cell>
          <table:table-cell office:value-type="string" calcext:value-type="string">
            <text:p>R-turn</text:p>
          </table:table-cell>
          <table:table-cell table:number-columns-repeated="3"/>
        </table:table-row>
        <table:table-row table:style-name="ro1">
          <table:table-cell office:value-type="time" office:time-value="PT12H29M59S" calcext:value-type="time">
            <text:p>12:29:59 PM</text:p>
          </table:table-cell>
          <table:table-cell table:formula="of:=[.F$1]+[.A26]" office:value-type="date" office:date-value="2017-07-02T12:29:59" calcext:value-type="date">
            <text:p>2017/07/02 12:29:59</text:p>
          </table:table-cell>
          <table:table-cell office:value-type="string" calcext:value-type="string">
            <text:p>clockwise</text:p>
          </table:table-cell>
          <table:table-cell table:number-columns-repeated="3"/>
        </table:table-row>
        <table:table-row table:style-name="ro1">
          <table:table-cell office:value-type="time" office:time-value="PT12H30M16S" calcext:value-type="time">
            <text:p>12:30:16 PM</text:p>
          </table:table-cell>
          <table:table-cell table:formula="of:=[.F$1]+[.A27]" office:value-type="date" office:date-value="2017-07-02T12:30:16" calcext:value-type="date">
            <text:p>2017/07/02 12:30:16</text:p>
          </table:table-cell>
          <table:table-cell office:value-type="string" calcext:value-type="string">
            <text:p>R-turn</text:p>
          </table:table-cell>
          <table:table-cell table:number-columns-repeated="3"/>
        </table:table-row>
        <table:table-row table:style-name="ro1">
          <table:table-cell office:value-type="time" office:time-value="PT12H30M17S" calcext:value-type="time">
            <text:p>12:30:17 PM</text:p>
          </table:table-cell>
          <table:table-cell table:formula="of:=[.F$1]+[.A28]" office:value-type="date" office:date-value="2017-07-02T12:30:17" calcext:value-type="date">
            <text:p>2017/07/02 12:30:17</text:p>
          </table:table-cell>
          <table:table-cell office:value-type="string" calcext:value-type="string">
            <text:p>anticlockwise</text:p>
          </table:table-cell>
          <table:table-cell table:number-columns-repeated="3"/>
        </table:table-row>
        <table:table-row table:style-name="ro1">
          <table:table-cell office:value-type="time" office:time-value="PT12H31M55S" calcext:value-type="time">
            <text:p>12:31:55 PM</text:p>
          </table:table-cell>
          <table:table-cell table:formula="of:=[.F$1]+[.A29]" office:value-type="date" office:date-value="2017-07-02T12:31:55" calcext:value-type="date">
            <text:p>2017/07/02 12:31:55</text:p>
          </table:table-cell>
          <table:table-cell office:value-type="string" calcext:value-type="string">
            <text:p>L-turn</text:p>
          </table:table-cell>
          <table:table-cell table:number-columns-repeated="3"/>
        </table:table-row>
        <table:table-row table:style-name="ro1">
          <table:table-cell office:value-type="time" office:time-value="PT12H31M57S" calcext:value-type="time">
            <text:p>12:31:57 PM</text:p>
          </table:table-cell>
          <table:table-cell table:formula="of:=[.F$1]+[.A30]" office:value-type="date" office:date-value="2017-07-02T12:31:57" calcext:value-type="date">
            <text:p>2017/07/02 12:31:57</text:p>
          </table:table-cell>
          <table:table-cell office:value-type="string" calcext:value-type="string">
            <text:p>clockwise</text:p>
          </table:table-cell>
          <table:table-cell table:number-columns-repeated="3"/>
        </table:table-row>
        <table:table-row table:style-name="ro1">
          <table:table-cell office:value-type="time" office:time-value="PT12H38M36S" calcext:value-type="time">
            <text:p>12:38:36 PM</text:p>
          </table:table-cell>
          <table:table-cell table:formula="of:=[.F$1]+[.A31]" office:value-type="date" office:date-value="2017-07-02T12:38:36" calcext:value-type="date">
            <text:p>2017/07/02 12:38:36</text:p>
          </table:table-cell>
          <table:table-cell office:value-type="string" calcext:value-type="string">
            <text:p>R-turn</text:p>
          </table:table-cell>
          <table:table-cell table:number-columns-repeated="3"/>
        </table:table-row>
        <table:table-row table:style-name="ro1">
          <table:table-cell office:value-type="time" office:time-value="PT12H38M37S" calcext:value-type="time">
            <text:p>12:38:37 PM</text:p>
          </table:table-cell>
          <table:table-cell table:formula="of:=[.F$1]+[.A32]" office:value-type="date" office:date-value="2017-07-02T12:38:37" calcext:value-type="date">
            <text:p>2017/07/02 12:38:37</text:p>
          </table:table-cell>
          <table:table-cell office:value-type="string" calcext:value-type="string">
            <text:p>anticlockwise</text:p>
          </table:table-cell>
          <table:table-cell table:number-columns-repeated="3"/>
        </table:table-row>
        <table:table-row table:style-name="ro1">
          <table:table-cell office:value-type="time" office:time-value="PT12H38M46S" calcext:value-type="time">
            <text:p>12:38:46 PM</text:p>
          </table:table-cell>
          <table:table-cell table:formula="of:=[.F$1]+[.A33]" office:value-type="date" office:date-value="2017-07-02T12:38:46" calcext:value-type="date">
            <text:p>2017/07/02 12:38:46</text:p>
          </table:table-cell>
          <table:table-cell office:value-type="string" calcext:value-type="string">
            <text:p>L-turn</text:p>
          </table:table-cell>
          <table:table-cell table:number-columns-repeated="3"/>
        </table:table-row>
        <table:table-row table:style-name="ro1">
          <table:table-cell office:value-type="time" office:time-value="PT12H38M47S" calcext:value-type="time">
            <text:p>12:38:47 PM</text:p>
          </table:table-cell>
          <table:table-cell table:formula="of:=[.F$1]+[.A34]" office:value-type="date" office:date-value="2017-07-02T12:38:47" calcext:value-type="date">
            <text:p>2017/07/02 12:38:47</text:p>
          </table:table-cell>
          <table:table-cell office:value-type="string" calcext:value-type="string">
            <text:p>R-turn</text:p>
          </table:table-cell>
          <table:table-cell table:number-columns-repeated="3"/>
        </table:table-row>
        <table:table-row table:style-name="ro1">
          <table:table-cell office:value-type="time" office:time-value="PT12H38M49S" calcext:value-type="time">
            <text:p>12:38:49 PM</text:p>
          </table:table-cell>
          <table:table-cell table:formula="of:=[.F$1]+[.A35]" office:value-type="date" office:date-value="2017-07-02T12:38:49" calcext:value-type="date">
            <text:p>2017/07/02 12:38:49</text:p>
          </table:table-cell>
          <table:table-cell office:value-type="string" calcext:value-type="string">
            <text:p>clockwise</text:p>
          </table:table-cell>
          <table:table-cell table:number-columns-repeated="3"/>
        </table:table-row>
        <table:table-row table:style-name="ro1">
          <table:table-cell office:value-type="time" office:time-value="PT12H38M54S" calcext:value-type="time">
            <text:p>12:38:54 PM</text:p>
          </table:table-cell>
          <table:table-cell table:formula="of:=[.F$1]+[.A36]" office:value-type="date" office:date-value="2017-07-02T12:38:54" calcext:value-type="date">
            <text:p>2017/07/02 12:38:54</text:p>
          </table:table-cell>
          <table:table-cell office:value-type="string" calcext:value-type="string">
            <text:p>R-turn</text:p>
          </table:table-cell>
          <table:table-cell table:number-columns-repeated="3"/>
        </table:table-row>
        <table:table-row table:style-name="ro1">
          <table:table-cell office:value-type="time" office:time-value="PT12H38M56S" calcext:value-type="time">
            <text:p>12:38:56 PM</text:p>
          </table:table-cell>
          <table:table-cell table:formula="of:=[.F$1]+[.A37]" office:value-type="date" office:date-value="2017-07-02T12:38:56" calcext:value-type="date">
            <text:p>2017/07/02 12:38:56</text:p>
          </table:table-cell>
          <table:table-cell office:value-type="string" calcext:value-type="string">
            <text:p>anticlockwise</text:p>
          </table:table-cell>
          <table:table-cell table:number-columns-repeated="3"/>
        </table:table-row>
        <table:table-row table:style-name="ro1">
          <table:table-cell office:value-type="time" office:time-value="PT12H39M01S" calcext:value-type="time">
            <text:p>12:39:01 PM</text:p>
          </table:table-cell>
          <table:table-cell table:formula="of:=[.F$1]+[.A38]" office:value-type="date" office:date-value="2017-07-02T12:39:01" calcext:value-type="date">
            <text:p>2017/07/02 12:39:01</text:p>
          </table:table-cell>
          <table:table-cell office:value-type="string" calcext:value-type="string">
            <text:p>L-turn</text:p>
          </table:table-cell>
          <table:table-cell table:number-columns-repeated="3"/>
        </table:table-row>
        <table:table-row table:style-name="ro1">
          <table:table-cell office:value-type="time" office:time-value="PT12H39M02S" calcext:value-type="time">
            <text:p>12:39:02 PM</text:p>
          </table:table-cell>
          <table:table-cell table:formula="of:=[.F$1]+[.A39]" office:value-type="date" office:date-value="2017-07-02T12:39:02" calcext:value-type="date">
            <text:p>2017/07/02 12:39:02</text:p>
          </table:table-cell>
          <table:table-cell office:value-type="string" calcext:value-type="string">
            <text:p>clockwise</text:p>
          </table:table-cell>
          <table:table-cell table:number-columns-repeated="3"/>
        </table:table-row>
        <table:table-row table:style-name="ro1">
          <table:table-cell office:value-type="time" office:time-value="PT12H39M16S" calcext:value-type="time">
            <text:p>12:39:16 PM</text:p>
          </table:table-cell>
          <table:table-cell table:formula="of:=[.F$1]+[.A40]" office:value-type="date" office:date-value="2017-07-02T12:39:16" calcext:value-type="date">
            <text:p>2017/07/02 12:39:16</text:p>
          </table:table-cell>
          <table:table-cell office:value-type="string" calcext:value-type="string">
            <text:p>L-turn</text:p>
          </table:table-cell>
          <table:table-cell table:number-columns-repeated="3"/>
        </table:table-row>
        <table:table-row table:style-name="ro1">
          <table:table-cell office:value-type="time" office:time-value="PT12H39M18S" calcext:value-type="time">
            <text:p>12:39:18 PM</text:p>
          </table:table-cell>
          <table:table-cell table:formula="of:=[.F$1]+[.A41]" office:value-type="date" office:date-value="2017-07-02T12:39:18" calcext:value-type="date">
            <text:p>2017/07/02 12:39:18</text:p>
          </table:table-cell>
          <table:table-cell office:value-type="string" calcext:value-type="string">
            <text:p>anticlockwise</text:p>
          </table:table-cell>
          <table:table-cell table:number-columns-repeated="3"/>
        </table:table-row>
        <table:table-row table:style-name="ro1">
          <table:table-cell office:value-type="time" office:time-value="PT12H41M29S" calcext:value-type="time">
            <text:p>12:41:29 PM</text:p>
          </table:table-cell>
          <table:table-cell table:formula="of:=[.F$1]+[.A42]" office:value-type="date" office:date-value="2017-07-02T12:41:29" calcext:value-type="date">
            <text:p>2017/07/02 12:41:29</text:p>
          </table:table-cell>
          <table:table-cell office:value-type="string" calcext:value-type="string">
            <text:p>L-turn</text:p>
          </table:table-cell>
          <table:table-cell table:number-columns-repeated="3"/>
        </table:table-row>
        <table:table-row table:style-name="ro1">
          <table:table-cell office:value-type="time" office:time-value="PT12H41M32S" calcext:value-type="time">
            <text:p>12:41:32 PM</text:p>
          </table:table-cell>
          <table:table-cell table:formula="of:=[.F$1]+[.A43]" office:value-type="date" office:date-value="2017-07-02T12:41:32" calcext:value-type="date">
            <text:p>2017/07/02 12:41:32</text:p>
          </table:table-cell>
          <table:table-cell office:value-type="string" calcext:value-type="string">
            <text:p>R-turn</text:p>
          </table:table-cell>
          <table:table-cell table:number-columns-repeated="3"/>
        </table:table-row>
        <table:table-row table:style-name="ro1">
          <table:table-cell office:value-type="time" office:time-value="PT12H41M33S" calcext:value-type="time">
            <text:p>12:41:33 PM</text:p>
          </table:table-cell>
          <table:table-cell table:formula="of:=[.F$1]+[.A44]" office:value-type="date" office:date-value="2017-07-02T12:41:33" calcext:value-type="date">
            <text:p>2017/07/02 12:41:33</text:p>
          </table:table-cell>
          <table:table-cell office:value-type="string" calcext:value-type="string">
            <text:p>clockwise</text:p>
          </table:table-cell>
          <table:table-cell office:value-type="string" calcext:value-type="string">
            <text:p>this fish is a real fan of swimming sideways, it’s ridiculous</text:p>
          </table:table-cell>
          <table:table-cell table:number-columns-repeated="2"/>
        </table:table-row>
        <table:table-row table:style-name="ro1">
          <table:table-cell office:value-type="time" office:time-value="PT12H57M02S" calcext:value-type="time">
            <text:p>12:57:02 PM</text:p>
          </table:table-cell>
          <table:table-cell table:formula="of:=[.F$1]+[.A45]" office:value-type="date" office:date-value="2017-07-02T12:57:02" calcext:value-type="date">
            <text:p>2017/07/02 12:57:02</text:p>
          </table:table-cell>
          <table:table-cell office:value-type="string" calcext:value-type="string">
            <text:p>R-turn</text:p>
          </table:table-cell>
          <table:table-cell table:number-columns-repeated="3"/>
        </table:table-row>
        <table:table-row table:style-name="ro1">
          <table:table-cell office:value-type="time" office:time-value="PT12H57M02S" calcext:value-type="time">
            <text:p>12:57:02 PM</text:p>
          </table:table-cell>
          <table:table-cell table:formula="of:=[.F$1]+[.A46]" office:value-type="date" office:date-value="2017-07-02T12:57:02" calcext:value-type="date">
            <text:p>2017/07/02 12:57:02</text:p>
          </table:table-cell>
          <table:table-cell office:value-type="string" calcext:value-type="string">
            <text:p>anticlockwise</text:p>
          </table:table-cell>
          <table:table-cell table:number-columns-repeated="3"/>
        </table:table-row>
        <table:table-row table:style-name="ro1">
          <table:table-cell office:value-type="time" office:time-value="PT12H57M10S" calcext:value-type="time">
            <text:p>12:57:10 PM</text:p>
          </table:table-cell>
          <table:table-cell table:formula="of:=[.F$1]+[.A47]" office:value-type="date" office:date-value="2017-07-02T12:57:10" calcext:value-type="date">
            <text:p>2017/07/02 12:57:10</text:p>
          </table:table-cell>
          <table:table-cell office:value-type="string" calcext:value-type="string">
            <text:p>L-turn</text:p>
          </table:table-cell>
          <table:table-cell table:number-columns-repeated="3"/>
        </table:table-row>
        <table:table-row table:style-name="ro1">
          <table:table-cell office:value-type="time" office:time-value="PT12H57M12S" calcext:value-type="time">
            <text:p>12:57:12 PM</text:p>
          </table:table-cell>
          <table:table-cell table:formula="of:=[.F$1]+[.A48]" office:value-type="date" office:date-value="2017-07-02T12:57:12" calcext:value-type="date">
            <text:p>2017/07/02 12:57:12</text:p>
          </table:table-cell>
          <table:table-cell office:value-type="string" calcext:value-type="string">
            <text:p>clockwise</text:p>
          </table:table-cell>
          <table:table-cell table:number-columns-repeated="3"/>
        </table:table-row>
        <table:table-row table:style-name="ro1">
          <table:table-cell office:value-type="time" office:time-value="PT12H57M17S" calcext:value-type="time">
            <text:p>12:57:17 PM</text:p>
          </table:table-cell>
          <table:table-cell table:formula="of:=[.F$1]+[.A49]" office:value-type="date" office:date-value="2017-07-02T12:57:17" calcext:value-type="date">
            <text:p>2017/07/02 12:57:17</text:p>
          </table:table-cell>
          <table:table-cell office:value-type="string" calcext:value-type="string">
            <text:p>R-turn</text:p>
          </table:table-cell>
          <table:table-cell table:number-columns-repeated="3"/>
        </table:table-row>
        <table:table-row table:style-name="ro1">
          <table:table-cell office:value-type="time" office:time-value="PT12H57M18S" calcext:value-type="time">
            <text:p>12:57:18 PM</text:p>
          </table:table-cell>
          <table:table-cell table:formula="of:=[.F$1]+[.A50]" office:value-type="date" office:date-value="2017-07-02T12:57:18" calcext:value-type="date">
            <text:p>2017/07/02 12:57:18</text:p>
          </table:table-cell>
          <table:table-cell office:value-type="string" calcext:value-type="string">
            <text:p>anticlockwise</text:p>
          </table:table-cell>
          <table:table-cell table:number-columns-repeated="3"/>
        </table:table-row>
        <table:table-row table:style-name="ro1">
          <table:table-cell office:value-type="time" office:time-value="PT12H57M23S" calcext:value-type="time">
            <text:p>12:57:23 PM</text:p>
          </table:table-cell>
          <table:table-cell table:formula="of:=[.F$1]+[.A51]" office:value-type="date" office:date-value="2017-07-02T12:57:23" calcext:value-type="date">
            <text:p>2017/07/02 12:57:23</text:p>
          </table:table-cell>
          <table:table-cell office:value-type="string" calcext:value-type="string">
            <text:p>R-turn</text:p>
          </table:table-cell>
          <table:table-cell table:number-columns-repeated="3"/>
        </table:table-row>
        <table:table-row table:style-name="ro1">
          <table:table-cell office:value-type="time" office:time-value="PT12H57M26S" calcext:value-type="time">
            <text:p>12:57:26 PM</text:p>
          </table:table-cell>
          <table:table-cell table:formula="of:=[.F$1]+[.A52]" office:value-type="date" office:date-value="2017-07-02T12:57:26" calcext:value-type="date">
            <text:p>2017/07/02 12:57:26</text:p>
          </table:table-cell>
          <table:table-cell office:value-type="string" calcext:value-type="string">
            <text:p>clockwise</text:p>
          </table:table-cell>
          <table:table-cell table:number-columns-repeated="3"/>
        </table:table-row>
        <table:table-row table:style-name="ro1">
          <table:table-cell office:value-type="time" office:time-value="PT12H57M32S" calcext:value-type="time">
            <text:p>12:57:32 PM</text:p>
          </table:table-cell>
          <table:table-cell table:formula="of:=[.F$1]+[.A53]" office:value-type="date" office:date-value="2017-07-02T12:57:32" calcext:value-type="date">
            <text:p>2017/07/02 12:57:32</text:p>
          </table:table-cell>
          <table:table-cell office:value-type="string" calcext:value-type="string">
            <text:p>R-turn</text:p>
          </table:table-cell>
          <table:table-cell table:number-columns-repeated="3"/>
        </table:table-row>
        <table:table-row table:style-name="ro1">
          <table:table-cell office:value-type="time" office:time-value="PT12H57M34S" calcext:value-type="time">
            <text:p>12:57:34 PM</text:p>
          </table:table-cell>
          <table:table-cell table:formula="of:=[.F$1]+[.A54]" office:value-type="date" office:date-value="2017-07-02T12:57:34" calcext:value-type="date">
            <text:p>2017/07/02 12:57:34</text:p>
          </table:table-cell>
          <table:table-cell office:value-type="string" calcext:value-type="string">
            <text:p>anticlockwise</text:p>
          </table:table-cell>
          <table:table-cell table:number-columns-repeated="3"/>
        </table:table-row>
        <table:table-row table:style-name="ro1">
          <table:table-cell office:value-type="time" office:time-value="PT12H57M39S" calcext:value-type="time">
            <text:p>12:57:39 PM</text:p>
          </table:table-cell>
          <table:table-cell table:formula="of:=[.F$1]+[.A55]" office:value-type="date" office:date-value="2017-07-02T12:57:39" calcext:value-type="date">
            <text:p>2017/07/02 12:57:39</text:p>
          </table:table-cell>
          <table:table-cell office:value-type="string" calcext:value-type="string">
            <text:p>L-turn</text:p>
          </table:table-cell>
          <table:table-cell table:number-columns-repeated="3"/>
        </table:table-row>
        <table:table-row table:style-name="ro1">
          <table:table-cell office:value-type="time" office:time-value="PT12H57M40S" calcext:value-type="time">
            <text:p>12:57:40 PM</text:p>
          </table:table-cell>
          <table:table-cell table:formula="of:=[.F$1]+[.A56]" office:value-type="date" office:date-value="2017-07-02T12:57:40" calcext:value-type="date">
            <text:p>2017/07/02 12:57:40</text:p>
          </table:table-cell>
          <table:table-cell office:value-type="string" calcext:value-type="string">
            <text:p>clockwise</text:p>
          </table:table-cell>
          <table:table-cell table:number-columns-repeated="3"/>
        </table:table-row>
        <table:table-row table:style-name="ro1">
          <table:table-cell office:value-type="time" office:time-value="PT12H57M45S" calcext:value-type="time">
            <text:p>12:57:45 PM</text:p>
          </table:table-cell>
          <table:table-cell table:formula="of:=[.F$1]+[.A57]" office:value-type="date" office:date-value="2017-07-02T12:57:45" calcext:value-type="date">
            <text:p>2017/07/02 12:57:45</text:p>
          </table:table-cell>
          <table:table-cell office:value-type="string" calcext:value-type="string">
            <text:p>R-turn</text:p>
          </table:table-cell>
          <table:table-cell table:number-columns-repeated="3"/>
        </table:table-row>
        <table:table-row table:style-name="ro1">
          <table:table-cell office:value-type="time" office:time-value="PT12H57M47S" calcext:value-type="time">
            <text:p>12:57:47 PM</text:p>
          </table:table-cell>
          <table:table-cell table:formula="of:=[.F$1]+[.A58]" office:value-type="date" office:date-value="2017-07-02T12:57:47" calcext:value-type="date">
            <text:p>2017/07/02 12:57:47</text:p>
          </table:table-cell>
          <table:table-cell office:value-type="string" calcext:value-type="string">
            <text:p>anticlockwise</text:p>
          </table:table-cell>
          <table:table-cell table:number-columns-repeated="3"/>
        </table:table-row>
        <table:table-row table:style-name="ro1">
          <table:table-cell office:value-type="time" office:time-value="PT12H57M51S" calcext:value-type="time">
            <text:p>12:57:51 PM</text:p>
          </table:table-cell>
          <table:table-cell table:formula="of:=[.F$1]+[.A59]" office:value-type="date" office:date-value="2017-07-02T12:57:51" calcext:value-type="date">
            <text:p>2017/07/02 12:57:51</text:p>
          </table:table-cell>
          <table:table-cell office:value-type="string" calcext:value-type="string">
            <text:p>L-turn</text:p>
          </table:table-cell>
          <table:table-cell table:number-columns-repeated="3"/>
        </table:table-row>
        <table:table-row table:style-name="ro1">
          <table:table-cell office:value-type="time" office:time-value="PT12H57M54S" calcext:value-type="time">
            <text:p>12:57:54 PM</text:p>
          </table:table-cell>
          <table:table-cell table:formula="of:=[.F$1]+[.A60]" office:value-type="date" office:date-value="2017-07-02T12:57:54" calcext:value-type="date">
            <text:p>2017/07/02 12:57:54</text:p>
          </table:table-cell>
          <table:table-cell office:value-type="string" calcext:value-type="string">
            <text:p>clockwise</text:p>
          </table:table-cell>
          <table:table-cell table:number-columns-repeated="3"/>
        </table:table-row>
        <table:table-row table:style-name="ro1">
          <table:table-cell office:value-type="time" office:time-value="PT12H58M10S" calcext:value-type="time">
            <text:p>12:58:10 PM</text:p>
          </table:table-cell>
          <table:table-cell table:formula="of:=[.F$1]+[.A61]" office:value-type="date" office:date-value="2017-07-02T12:58:10" calcext:value-type="date">
            <text:p>2017/07/02 12:58:10</text:p>
          </table:table-cell>
          <table:table-cell office:value-type="string" calcext:value-type="string">
            <text:p>R-turn</text:p>
          </table:table-cell>
          <table:table-cell table:number-columns-repeated="3"/>
        </table:table-row>
        <table:table-row table:style-name="ro1">
          <table:table-cell office:value-type="time" office:time-value="PT12H58M12S" calcext:value-type="time">
            <text:p>12:58:12 PM</text:p>
          </table:table-cell>
          <table:table-cell table:formula="of:=[.F$1]+[.A62]" office:value-type="date" office:date-value="2017-07-02T12:58:12" calcext:value-type="date">
            <text:p>2017/07/02 12:58:12</text:p>
          </table:table-cell>
          <table:table-cell office:value-type="string" calcext:value-type="string">
            <text:p>anticlockwise</text:p>
          </table:table-cell>
          <table:table-cell table:number-columns-repeated="3"/>
        </table:table-row>
        <table:table-row table:style-name="ro1">
          <table:table-cell office:value-type="time" office:time-value="PT12H58M41S" calcext:value-type="time">
            <text:p>12:58:41 PM</text:p>
          </table:table-cell>
          <table:table-cell table:formula="of:=[.F$1]+[.A63]" office:value-type="date" office:date-value="2017-07-02T12:58:41" calcext:value-type="date">
            <text:p>2017/07/02 12:58:41</text:p>
          </table:table-cell>
          <table:table-cell office:value-type="string" calcext:value-type="string">
            <text:p>L-turn</text:p>
          </table:table-cell>
          <table:table-cell table:number-columns-repeated="3"/>
        </table:table-row>
        <table:table-row table:style-name="ro1">
          <table:table-cell office:value-type="time" office:time-value="PT12H58M43S" calcext:value-type="time">
            <text:p>12:58:43 PM</text:p>
          </table:table-cell>
          <table:table-cell table:formula="of:=[.F$1]+[.A64]" office:value-type="date" office:date-value="2017-07-02T12:58:43" calcext:value-type="date">
            <text:p>2017/07/02 12:58:43</text:p>
          </table:table-cell>
          <table:table-cell office:value-type="string" calcext:value-type="string">
            <text:p>clockwise</text:p>
          </table:table-cell>
          <table:table-cell table:number-columns-repeated="3"/>
        </table:table-row>
        <table:table-row table:style-name="ro1">
          <table:table-cell office:value-type="time" office:time-value="PT12H58M47S" calcext:value-type="time">
            <text:p>12:58:47 PM</text:p>
          </table:table-cell>
          <table:table-cell table:formula="of:=[.F$1]+[.A65]" office:value-type="date" office:date-value="2017-07-02T12:58:47" calcext:value-type="date">
            <text:p>2017/07/02 12:58:47</text:p>
          </table:table-cell>
          <table:table-cell office:value-type="string" calcext:value-type="string">
            <text:p>R-turn</text:p>
          </table:table-cell>
          <table:table-cell table:number-columns-repeated="3"/>
        </table:table-row>
        <table:table-row table:style-name="ro1">
          <table:table-cell office:value-type="time" office:time-value="PT12H58M49S" calcext:value-type="time">
            <text:p>12:58:49 PM</text:p>
          </table:table-cell>
          <table:table-cell table:formula="of:=[.F$1]+[.A66]" office:value-type="date" office:date-value="2017-07-02T12:58:49" calcext:value-type="date">
            <text:p>2017/07/02 12:58:49</text:p>
          </table:table-cell>
          <table:table-cell office:value-type="string" calcext:value-type="string">
            <text:p>anticlockwise</text:p>
          </table:table-cell>
          <table:table-cell table:number-columns-repeated="3"/>
        </table:table-row>
        <table:table-row table:style-name="ro1">
          <table:table-cell office:value-type="time" office:time-value="PT12H59M02S" calcext:value-type="time">
            <text:p>12:59:02 PM</text:p>
          </table:table-cell>
          <table:table-cell table:formula="of:=[.F$1]+[.A67]" office:value-type="date" office:date-value="2017-07-02T12:59:02" calcext:value-type="date">
            <text:p>2017/07/02 12:59:02</text:p>
          </table:table-cell>
          <table:table-cell office:value-type="string" calcext:value-type="string">
            <text:p>L-turn</text:p>
          </table:table-cell>
          <table:table-cell table:number-columns-repeated="3"/>
        </table:table-row>
        <table:table-row table:style-name="ro1">
          <table:table-cell office:value-type="time" office:time-value="PT12H59M04S" calcext:value-type="time">
            <text:p>12:59:04 PM</text:p>
          </table:table-cell>
          <table:table-cell table:formula="of:=[.F$1]+[.A68]" office:value-type="date" office:date-value="2017-07-02T12:59:04.000001" calcext:value-type="date">
            <text:p>2017/07/02 12:59:04</text:p>
          </table:table-cell>
          <table:table-cell office:value-type="string" calcext:value-type="string">
            <text:p>clockwise</text:p>
          </table:table-cell>
          <table:table-cell table:number-columns-repeated="3"/>
        </table:table-row>
        <table:table-row table:style-name="ro1">
          <table:table-cell office:value-type="time" office:time-value="PT12H59M17S" calcext:value-type="time">
            <text:p>12:59:17 PM</text:p>
          </table:table-cell>
          <table:table-cell table:formula="of:=[.F$1]+[.A69]" office:value-type="date" office:date-value="2017-07-02T12:59:17" calcext:value-type="date">
            <text:p>2017/07/02 12:59:17</text:p>
          </table:table-cell>
          <table:table-cell office:value-type="string" calcext:value-type="string">
            <text:p>R-turn</text:p>
          </table:table-cell>
          <table:table-cell table:number-columns-repeated="3"/>
        </table:table-row>
        <table:table-row table:style-name="ro1">
          <table:table-cell office:value-type="time" office:time-value="PT12H59M19S" calcext:value-type="time">
            <text:p>12:59:19 PM</text:p>
          </table:table-cell>
          <table:table-cell table:formula="of:=[.F$1]+[.A70]" office:value-type="date" office:date-value="2017-07-02T12:59:19" calcext:value-type="date">
            <text:p>2017/07/02 12:59:19</text:p>
          </table:table-cell>
          <table:table-cell office:value-type="string" calcext:value-type="string">
            <text:p>anticlockwise</text:p>
          </table:table-cell>
          <table:table-cell table:number-columns-repeated="3"/>
        </table:table-row>
        <table:table-row table:style-name="ro1">
          <table:table-cell office:value-type="time" office:time-value="PT12H59M32S" calcext:value-type="time">
            <text:p>12:59:32 PM</text:p>
          </table:table-cell>
          <table:table-cell table:formula="of:=[.F$1]+[.A71]" office:value-type="date" office:date-value="2017-07-02T12:59:32" calcext:value-type="date">
            <text:p>2017/07/02 12:59:32</text:p>
          </table:table-cell>
          <table:table-cell office:value-type="string" calcext:value-type="string">
            <text:p>L-turn</text:p>
          </table:table-cell>
          <table:table-cell table:number-columns-repeated="3"/>
        </table:table-row>
        <table:table-row table:style-name="ro1">
          <table:table-cell office:value-type="time" office:time-value="PT12H59M34S" calcext:value-type="time">
            <text:p>12:59:34 PM</text:p>
          </table:table-cell>
          <table:table-cell table:formula="of:=[.F$1]+[.A72]" office:value-type="date" office:date-value="2017-07-02T12:59:34" calcext:value-type="date">
            <text:p>2017/07/02 12:59:34</text:p>
          </table:table-cell>
          <table:table-cell office:value-type="string" calcext:value-type="string">
            <text:p>clockwise</text:p>
          </table:table-cell>
          <table:table-cell table:number-columns-repeated="3"/>
        </table:table-row>
        <table:table-row table:style-name="ro1">
          <table:table-cell office:value-type="time" office:time-value="PT12H59M51S" calcext:value-type="time">
            <text:p>12:59:51 PM</text:p>
          </table:table-cell>
          <table:table-cell table:formula="of:=[.F$1]+[.A73]" office:value-type="date" office:date-value="2017-07-02T12:59:51" calcext:value-type="date">
            <text:p>2017/07/02 12:59:51</text:p>
          </table:table-cell>
          <table:table-cell office:value-type="string" calcext:value-type="string">
            <text:p>R-turn</text:p>
          </table:table-cell>
          <table:table-cell table:number-columns-repeated="3"/>
        </table:table-row>
        <table:table-row table:style-name="ro1">
          <table:table-cell office:value-type="time" office:time-value="PT12H59M53S" calcext:value-type="time">
            <text:p>12:59:53 PM</text:p>
          </table:table-cell>
          <table:table-cell table:formula="of:=[.F$1]+[.A74]" office:value-type="date" office:date-value="2017-07-02T12:59:53" calcext:value-type="date">
            <text:p>2017/07/02 12:59:53</text:p>
          </table:table-cell>
          <table:table-cell office:value-type="string" calcext:value-type="string">
            <text:p>anticlockwise</text:p>
          </table:table-cell>
          <table:table-cell table:number-columns-repeated="3"/>
        </table:table-row>
        <table:table-row table:style-name="ro1">
          <table:table-cell office:value-type="time" office:time-value="PT13H00M45S" calcext:value-type="time">
            <text:p>01:00:45 PM</text:p>
          </table:table-cell>
          <table:table-cell table:formula="of:=[.F$1]+[.A75]" office:value-type="date" office:date-value="2017-07-02T13:00:45" calcext:value-type="date">
            <text:p>2017/07/02 13:00:45</text:p>
          </table:table-cell>
          <table:table-cell office:value-type="string" calcext:value-type="string">
            <text:p>L-turn</text:p>
          </table:table-cell>
          <table:table-cell table:number-columns-repeated="3"/>
        </table:table-row>
        <table:table-row table:style-name="ro1">
          <table:table-cell office:value-type="time" office:time-value="PT13H00M48S" calcext:value-type="time">
            <text:p>01:00:48 PM</text:p>
          </table:table-cell>
          <table:table-cell table:formula="of:=[.F$1]+[.A76]" office:value-type="date" office:date-value="2017-07-02T13:00:48" calcext:value-type="date">
            <text:p>2017/07/02 13:00:48</text:p>
          </table:table-cell>
          <table:table-cell office:value-type="string" calcext:value-type="string">
            <text:p>clockwise</text:p>
          </table:table-cell>
          <table:table-cell table:number-columns-repeated="3"/>
        </table:table-row>
        <table:table-row table:style-name="ro1">
          <table:table-cell office:value-type="time" office:time-value="PT13H00M51S" calcext:value-type="time">
            <text:p>01:00:51 PM</text:p>
          </table:table-cell>
          <table:table-cell table:formula="of:=[.F$1]+[.A77]" office:value-type="date" office:date-value="2017-07-02T13:00:51" calcext:value-type="date">
            <text:p>2017/07/02 13:00:51</text:p>
          </table:table-cell>
          <table:table-cell office:value-type="string" calcext:value-type="string">
            <text:p>R-turn</text:p>
          </table:table-cell>
          <table:table-cell table:number-columns-repeated="3"/>
        </table:table-row>
        <table:table-row table:style-name="ro1">
          <table:table-cell office:value-type="time" office:time-value="PT13H00M53S" calcext:value-type="time">
            <text:p>01:00:53 PM</text:p>
          </table:table-cell>
          <table:table-cell table:formula="of:=[.F$1]+[.A78]" office:value-type="date" office:date-value="2017-07-02T13:00:53" calcext:value-type="date">
            <text:p>2017/07/02 13:00:53</text:p>
          </table:table-cell>
          <table:table-cell office:value-type="string" calcext:value-type="string">
            <text:p>anticlockwise</text:p>
          </table:table-cell>
          <table:table-cell table:number-columns-repeated="3"/>
        </table:table-row>
        <table:table-row table:style-name="ro1">
          <table:table-cell office:value-type="time" office:time-value="PT13H01M05S" calcext:value-type="time">
            <text:p>01:01:05 PM</text:p>
          </table:table-cell>
          <table:table-cell table:formula="of:=[.F$1]+[.A79]" office:value-type="date" office:date-value="2017-07-02T13:01:05" calcext:value-type="date">
            <text:p>2017/07/02 13:01:05</text:p>
          </table:table-cell>
          <table:table-cell office:value-type="string" calcext:value-type="string">
            <text:p>L-turn</text:p>
          </table:table-cell>
          <table:table-cell table:number-columns-repeated="3"/>
        </table:table-row>
        <table:table-row table:style-name="ro1">
          <table:table-cell office:value-type="time" office:time-value="PT13H01M10S" calcext:value-type="time">
            <text:p>01:01:10 PM</text:p>
          </table:table-cell>
          <table:table-cell table:formula="of:=[.F$1]+[.A80]" office:value-type="date" office:date-value="2017-07-02T13:01:10" calcext:value-type="date">
            <text:p>2017/07/02 13:01:10</text:p>
          </table:table-cell>
          <table:table-cell office:value-type="string" calcext:value-type="string">
            <text:p>R-turn</text:p>
          </table:table-cell>
          <table:table-cell table:number-columns-repeated="3"/>
        </table:table-row>
        <table:table-row table:style-name="ro1">
          <table:table-cell office:value-type="time" office:time-value="PT13H01M11S" calcext:value-type="time">
            <text:p>01:01:11 PM</text:p>
          </table:table-cell>
          <table:table-cell table:formula="of:=[.F$1]+[.A81]" office:value-type="date" office:date-value="2017-07-02T13:01:11" calcext:value-type="date">
            <text:p>2017/07/02 13:01:11</text:p>
          </table:table-cell>
          <table:table-cell office:value-type="string" calcext:value-type="string">
            <text:p>anticlockwise</text:p>
          </table:table-cell>
          <table:table-cell table:number-columns-repeated="3"/>
        </table:table-row>
        <table:table-row table:style-name="ro1">
          <table:table-cell office:value-type="time" office:time-value="PT13H03M07S" calcext:value-type="time">
            <text:p>01:03:07 PM</text:p>
          </table:table-cell>
          <table:table-cell table:formula="of:=[.F$1]+[.A82]" office:value-type="date" office:date-value="2017-07-02T13:03:06.999999" calcext:value-type="date">
            <text:p>2017/07/02 13:03:07</text:p>
          </table:table-cell>
          <table:table-cell office:value-type="string" calcext:value-type="string">
            <text:p>L-turn</text:p>
          </table:table-cell>
          <table:table-cell table:number-columns-repeated="3"/>
        </table:table-row>
        <table:table-row table:style-name="ro1">
          <table:table-cell office:value-type="time" office:time-value="PT13H03M10S" calcext:value-type="time">
            <text:p>01:03:10 PM</text:p>
          </table:table-cell>
          <table:table-cell table:formula="of:=[.F$1]+[.A83]" office:value-type="date" office:date-value="2017-07-02T13:03:10" calcext:value-type="date">
            <text:p>2017/07/02 13:03:10</text:p>
          </table:table-cell>
          <table:table-cell office:value-type="string" calcext:value-type="string">
            <text:p>clockwise</text:p>
          </table:table-cell>
          <table:table-cell table:number-columns-repeated="3"/>
        </table:table-row>
        <table:table-row table:style-name="ro1">
          <table:table-cell office:value-type="time" office:time-value="PT13H03M25S" calcext:value-type="time">
            <text:p>01:03:25 PM</text:p>
          </table:table-cell>
          <table:table-cell table:formula="of:=[.F$1]+[.A84]" office:value-type="date" office:date-value="2017-07-02T13:03:25" calcext:value-type="date">
            <text:p>2017/07/02 13:03:25</text:p>
          </table:table-cell>
          <table:table-cell office:value-type="string" calcext:value-type="string">
            <text:p>R-turn</text:p>
          </table:table-cell>
          <table:table-cell table:number-columns-repeated="3"/>
        </table:table-row>
        <table:table-row table:style-name="ro1">
          <table:table-cell office:value-type="time" office:time-value="PT13H03M27S" calcext:value-type="time">
            <text:p>01:03:27 PM</text:p>
          </table:table-cell>
          <table:table-cell table:formula="of:=[.F$1]+[.A85]" office:value-type="date" office:date-value="2017-07-02T13:03:27" calcext:value-type="date">
            <text:p>2017/07/02 13:03:27</text:p>
          </table:table-cell>
          <table:table-cell office:value-type="string" calcext:value-type="string">
            <text:p>anticlockwise</text:p>
          </table:table-cell>
          <table:table-cell table:number-columns-repeated="3"/>
        </table:table-row>
        <table:table-row table:style-name="ro1">
          <table:table-cell office:value-type="time" office:time-value="PT13H03M32S" calcext:value-type="time">
            <text:p>01:03:32 PM</text:p>
          </table:table-cell>
          <table:table-cell table:formula="of:=[.F$1]+[.A86]" office:value-type="date" office:date-value="2017-07-02T13:03:32" calcext:value-type="date">
            <text:p>2017/07/02 13:03:32</text:p>
          </table:table-cell>
          <table:table-cell office:value-type="string" calcext:value-type="string">
            <text:p>L-turn</text:p>
          </table:table-cell>
          <table:table-cell table:number-columns-repeated="3"/>
        </table:table-row>
        <table:table-row table:style-name="ro1">
          <table:table-cell office:value-type="time" office:time-value="PT13H03M34S" calcext:value-type="time">
            <text:p>01:03:34 PM</text:p>
          </table:table-cell>
          <table:table-cell table:formula="of:=[.F$1]+[.A87]" office:value-type="date" office:date-value="2017-07-02T13:03:34" calcext:value-type="date">
            <text:p>2017/07/02 13:03:34</text:p>
          </table:table-cell>
          <table:table-cell office:value-type="string" calcext:value-type="string">
            <text:p>clockwise</text:p>
          </table:table-cell>
          <table:table-cell table:number-columns-repeated="3"/>
        </table:table-row>
        <table:table-row table:style-name="ro1">
          <table:table-cell office:value-type="time" office:time-value="PT13H03M38S" calcext:value-type="time">
            <text:p>01:03:38 PM</text:p>
          </table:table-cell>
          <table:table-cell table:formula="of:=[.F$1]+[.A88]" office:value-type="date" office:date-value="2017-07-02T13:03:38" calcext:value-type="date">
            <text:p>2017/07/02 13:03:38</text:p>
          </table:table-cell>
          <table:table-cell office:value-type="string" calcext:value-type="string">
            <text:p>R-turn</text:p>
          </table:table-cell>
          <table:table-cell table:number-columns-repeated="3"/>
        </table:table-row>
        <table:table-row table:style-name="ro1">
          <table:table-cell office:value-type="time" office:time-value="PT13H03M39S" calcext:value-type="time">
            <text:p>01:03:39 PM</text:p>
          </table:table-cell>
          <table:table-cell table:formula="of:=[.F$1]+[.A89]" office:value-type="date" office:date-value="2017-07-02T13:03:38.999999" calcext:value-type="date">
            <text:p>2017/07/02 13:03:39</text:p>
          </table:table-cell>
          <table:table-cell office:value-type="string" calcext:value-type="string">
            <text:p>anticlockwise</text:p>
          </table:table-cell>
          <table:table-cell table:number-columns-repeated="3"/>
        </table:table-row>
        <table:table-row table:style-name="ro1">
          <table:table-cell office:value-type="time" office:time-value="PT13H04M03S" calcext:value-type="time">
            <text:p>01:04:03 PM</text:p>
          </table:table-cell>
          <table:table-cell table:formula="of:=[.F$1]+[.A90]" office:value-type="date" office:date-value="2017-07-02T13:04:03" calcext:value-type="date">
            <text:p>2017/07/02 13:04:03</text:p>
          </table:table-cell>
          <table:table-cell office:value-type="string" calcext:value-type="string">
            <text:p>L-turn</text:p>
          </table:table-cell>
          <table:table-cell table:number-columns-repeated="3"/>
        </table:table-row>
        <table:table-row table:style-name="ro1">
          <table:table-cell office:value-type="time" office:time-value="PT13H04M05S" calcext:value-type="time">
            <text:p>01:04:05 PM</text:p>
          </table:table-cell>
          <table:table-cell table:formula="of:=[.F$1]+[.A91]" office:value-type="date" office:date-value="2017-07-02T13:04:05" calcext:value-type="date">
            <text:p>2017/07/02 13:04:05</text:p>
          </table:table-cell>
          <table:table-cell office:value-type="string" calcext:value-type="string">
            <text:p>clockwise</text:p>
          </table:table-cell>
          <table:table-cell table:number-columns-repeated="3"/>
        </table:table-row>
        <table:table-row table:style-name="ro1">
          <table:table-cell office:value-type="time" office:time-value="PT13H04M57S" calcext:value-type="time">
            <text:p>01:04:57 PM</text:p>
          </table:table-cell>
          <table:table-cell table:formula="of:=[.F$1]+[.A92]" office:value-type="date" office:date-value="2017-07-02T13:04:57" calcext:value-type="date">
            <text:p>2017/07/02 13:04:57</text:p>
          </table:table-cell>
          <table:table-cell office:value-type="string" calcext:value-type="string">
            <text:p>R-turn</text:p>
          </table:table-cell>
          <table:table-cell table:number-columns-repeated="3"/>
        </table:table-row>
        <table:table-row table:style-name="ro1">
          <table:table-cell office:value-type="time" office:time-value="PT13H04M59S" calcext:value-type="time">
            <text:p>01:04:59 PM</text:p>
          </table:table-cell>
          <table:table-cell table:formula="of:=[.F$1]+[.A93]" office:value-type="date" office:date-value="2017-07-02T13:04:59" calcext:value-type="date">
            <text:p>2017/07/02 13:04:59</text:p>
          </table:table-cell>
          <table:table-cell office:value-type="string" calcext:value-type="string">
            <text:p>anticlockwise</text:p>
          </table:table-cell>
          <table:table-cell table:number-columns-repeated="3"/>
        </table:table-row>
        <table:table-row table:style-name="ro1">
          <table:table-cell office:value-type="time" office:time-value="PT13H05M11S" calcext:value-type="time">
            <text:p>01:05:11 PM</text:p>
          </table:table-cell>
          <table:table-cell table:formula="of:=[.F$1]+[.A94]" office:value-type="date" office:date-value="2017-07-02T13:05:11" calcext:value-type="date">
            <text:p>2017/07/02 13:05:11</text:p>
          </table:table-cell>
          <table:table-cell office:value-type="string" calcext:value-type="string">
            <text:p>L-turn</text:p>
          </table:table-cell>
          <table:table-cell table:number-columns-repeated="3"/>
        </table:table-row>
        <table:table-row table:style-name="ro1">
          <table:table-cell office:value-type="time" office:time-value="PT13H05M13S" calcext:value-type="time">
            <text:p>01:05:13 PM</text:p>
          </table:table-cell>
          <table:table-cell table:formula="of:=[.F$1]+[.A95]" office:value-type="date" office:date-value="2017-07-02T13:05:12.999999" calcext:value-type="date">
            <text:p>2017/07/02 13:05:13</text:p>
          </table:table-cell>
          <table:table-cell office:value-type="string" calcext:value-type="string">
            <text:p>clockwise</text:p>
          </table:table-cell>
          <table:table-cell table:number-columns-repeated="3"/>
        </table:table-row>
        <table:table-row table:style-name="ro1">
          <table:table-cell office:value-type="time" office:time-value="PT13H05M25S" calcext:value-type="time">
            <text:p>01:05:25 PM</text:p>
          </table:table-cell>
          <table:table-cell table:formula="of:=[.F$1]+[.A96]" office:value-type="date" office:date-value="2017-07-02T13:05:25" calcext:value-type="date">
            <text:p>2017/07/02 13:05:25</text:p>
          </table:table-cell>
          <table:table-cell office:value-type="string" calcext:value-type="string">
            <text:p>R-turn</text:p>
          </table:table-cell>
          <table:table-cell table:number-columns-repeated="3"/>
        </table:table-row>
        <table:table-row table:style-name="ro1">
          <table:table-cell office:value-type="time" office:time-value="PT13H05M26S" calcext:value-type="time">
            <text:p>01:05:26 PM</text:p>
          </table:table-cell>
          <table:table-cell table:formula="of:=[.F$1]+[.A97]" office:value-type="date" office:date-value="2017-07-02T13:05:25.999999" calcext:value-type="date">
            <text:p>2017/07/02 13:05:26</text:p>
          </table:table-cell>
          <table:table-cell office:value-type="string" calcext:value-type="string">
            <text:p>anticlockwise</text:p>
          </table:table-cell>
          <table:table-cell table:number-columns-repeated="3"/>
        </table:table-row>
        <table:table-row table:style-name="ro1">
          <table:table-cell office:value-type="time" office:time-value="PT13H05M54S" calcext:value-type="time">
            <text:p>01:05:54 PM</text:p>
          </table:table-cell>
          <table:table-cell table:formula="of:=[.F$1]+[.A98]" office:value-type="date" office:date-value="2017-07-02T13:05:54" calcext:value-type="date">
            <text:p>2017/07/02 13:05:54</text:p>
          </table:table-cell>
          <table:table-cell office:value-type="string" calcext:value-type="string">
            <text:p>R-turn</text:p>
          </table:table-cell>
          <table:table-cell table:number-columns-repeated="3"/>
        </table:table-row>
        <table:table-row table:style-name="ro1">
          <table:table-cell office:value-type="time" office:time-value="PT13H05M57S" calcext:value-type="time">
            <text:p>01:05:57 PM</text:p>
          </table:table-cell>
          <table:table-cell table:formula="of:=[.F$1]+[.A99]" office:value-type="date" office:date-value="2017-07-02T13:05:57" calcext:value-type="date">
            <text:p>2017/07/02 13:05:57</text:p>
          </table:table-cell>
          <table:table-cell office:value-type="string" calcext:value-type="string">
            <text:p>clockwise</text:p>
          </table:table-cell>
          <table:table-cell table:number-columns-repeated="3"/>
        </table:table-row>
        <table:table-row table:style-name="ro1">
          <table:table-cell office:value-type="time" office:time-value="PT13H13M43S" calcext:value-type="time">
            <text:p>01:13:43 PM</text:p>
          </table:table-cell>
          <table:table-cell table:formula="of:=[.F$1]+[.A100]" office:value-type="date" office:date-value="2017-07-02T13:13:43" calcext:value-type="date">
            <text:p>2017/07/02 13:13:43</text:p>
          </table:table-cell>
          <table:table-cell office:value-type="string" calcext:value-type="string">
            <text:p>R-turn</text:p>
          </table:table-cell>
          <table:table-cell table:number-columns-repeated="3"/>
        </table:table-row>
        <table:table-row table:style-name="ro1">
          <table:table-cell office:value-type="time" office:time-value="PT13H13M45S" calcext:value-type="time">
            <text:p>01:13:45 PM</text:p>
          </table:table-cell>
          <table:table-cell table:formula="of:=[.F$1]+[.A101]" office:value-type="date" office:date-value="2017-07-02T13:13:45" calcext:value-type="date">
            <text:p>2017/07/02 13:13:45</text:p>
          </table:table-cell>
          <table:table-cell office:value-type="string" calcext:value-type="string">
            <text:p>anticlockwise</text:p>
          </table:table-cell>
          <table:table-cell table:number-columns-repeated="3"/>
        </table:table-row>
        <table:table-row table:style-name="ro1">
          <table:table-cell office:value-type="time" office:time-value="PT13H13M47S" calcext:value-type="time">
            <text:p>01:13:47 PM</text:p>
          </table:table-cell>
          <table:table-cell table:formula="of:=[.F$1]+[.A102]" office:value-type="date" office:date-value="2017-07-02T13:13:47" calcext:value-type="date">
            <text:p>2017/07/02 13:13:47</text:p>
          </table:table-cell>
          <table:table-cell office:value-type="string" calcext:value-type="string">
            <text:p>L-turn</text:p>
          </table:table-cell>
          <table:table-cell table:number-columns-repeated="3"/>
        </table:table-row>
        <table:table-row table:style-name="ro1">
          <table:table-cell office:value-type="time" office:time-value="PT13H13M49S" calcext:value-type="time">
            <text:p>01:13:49 PM</text:p>
          </table:table-cell>
          <table:table-cell table:formula="of:=[.F$1]+[.A103]" office:value-type="date" office:date-value="2017-07-02T13:13:49" calcext:value-type="date">
            <text:p>2017/07/02 13:13:49</text:p>
          </table:table-cell>
          <table:table-cell office:value-type="string" calcext:value-type="string">
            <text:p>clockwise</text:p>
          </table:table-cell>
          <table:table-cell table:number-columns-repeated="3"/>
        </table:table-row>
        <table:table-row table:style-name="ro1">
          <table:table-cell office:value-type="time" office:time-value="PT13H13M52S" calcext:value-type="time">
            <text:p>01:13:52 PM</text:p>
          </table:table-cell>
          <table:table-cell table:formula="of:=[.F$1]+[.A104]" office:value-type="date" office:date-value="2017-07-02T13:13:52" calcext:value-type="date">
            <text:p>2017/07/02 13:13:52</text:p>
          </table:table-cell>
          <table:table-cell office:value-type="string" calcext:value-type="string">
            <text:p>R-turn</text:p>
          </table:table-cell>
          <table:table-cell table:number-columns-repeated="3"/>
        </table:table-row>
        <table:table-row table:style-name="ro1">
          <table:table-cell office:value-type="time" office:time-value="PT13H13M54S" calcext:value-type="time">
            <text:p>01:13:54 PM</text:p>
          </table:table-cell>
          <table:table-cell table:formula="of:=[.F$1]+[.A105]" office:value-type="date" office:date-value="2017-07-02T13:13:54" calcext:value-type="date">
            <text:p>2017/07/02 13:13:54</text:p>
          </table:table-cell>
          <table:table-cell office:value-type="string" calcext:value-type="string">
            <text:p>anticlockwise</text:p>
          </table:table-cell>
          <table:table-cell table:number-columns-repeated="3"/>
        </table:table-row>
        <table:table-row table:style-name="ro1">
          <table:table-cell office:value-type="time" office:time-value="PT13H14M06S" calcext:value-type="time">
            <text:p>01:14:06 PM</text:p>
          </table:table-cell>
          <table:table-cell table:formula="of:=[.F$1]+[.A106]" office:value-type="date" office:date-value="2017-07-02T13:14:06" calcext:value-type="date">
            <text:p>2017/07/02 13:14:06</text:p>
          </table:table-cell>
          <table:table-cell office:value-type="string" calcext:value-type="string">
            <text:p>L-turn</text:p>
          </table:table-cell>
          <table:table-cell table:number-columns-repeated="3"/>
        </table:table-row>
        <table:table-row table:style-name="ro1">
          <table:table-cell office:value-type="time" office:time-value="PT13H14M08S" calcext:value-type="time">
            <text:p>01:14:08 PM</text:p>
          </table:table-cell>
          <table:table-cell table:formula="of:=[.F$1]+[.A107]" office:value-type="date" office:date-value="2017-07-02T13:14:08" calcext:value-type="date">
            <text:p>2017/07/02 13:14:08</text:p>
          </table:table-cell>
          <table:table-cell office:value-type="string" calcext:value-type="string">
            <text:p>clockwis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21">
      <number:year number:style="long"/>
      <number:text>/</number:text>
      <number:day number:style="long"/>
      <number:text>/</number:text>
      <number:month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22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4">00/00/0000</text:date>, <text:time style:data-style-name="N2" text:time-value="18:21:10.7061772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3T16:02:00.331932833</meta:creation-date>
    <dc:date>2018-02-04T18:21:44.321997204</dc:date>
    <meta:editing-duration>PT1H5M53S</meta:editing-duration>
    <meta:editing-cycles>117</meta:editing-cycles>
    <meta:generator>LibreOffice/5.4.2.2$Linux_X86_64 LibreOffice_project/40m0$Build-2</meta:generator>
    <meta:document-statistic meta:table-count="1" meta:cell-count="324" meta:object-count="0"/>
  </office:meta>
</office:document-meta>
</file>